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a905a" officeooo:paragraph-rsid="001a905a"/>
    </style:style>
    <style:style style:name="P2" style:family="paragraph" style:parent-style-name="Standard">
      <style:text-properties officeooo:rsid="001af7b4" officeooo:paragraph-rsid="001af7b4"/>
    </style:style>
    <style:style style:name="P3" style:family="paragraph" style:parent-style-name="Standard">
      <style:text-properties officeooo:rsid="001b0452" officeooo:paragraph-rsid="001b0452"/>
    </style:style>
    <style:style style:name="P4" style:family="paragraph" style:parent-style-name="Standard">
      <style:text-properties officeooo:rsid="001d5432" officeooo:paragraph-rsid="001d5432"/>
    </style:style>
    <style:style style:name="P5" style:family="paragraph" style:parent-style-name="Standard">
      <style:text-properties fo:font-size="15pt" officeooo:rsid="001e48f8" officeooo:paragraph-rsid="001e48f8" style:font-size-asian="15pt" style:font-size-complex="15pt"/>
    </style:style>
    <style:style style:name="T1" style:family="text">
      <style:text-properties officeooo:rsid="001af7b4"/>
    </style:style>
    <style:style style:name="T2" style:family="text">
      <style:text-properties officeooo:rsid="001d00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ceRoll</text:p>
      <text:p text:style-name="P1"/>
      <text:p text:style-name="P1">Iceroll est un concept unique de crème glacé roulé sur plaque réfrigéré à -30°.</text:p>
      <text:p text:style-name="P1">De l’entrée au dessert nous proposons une animation. Tout au long de vos évènements avec une carte qui évolue au file des saisons et mets en lumière des éditions limitées ou vos plus grands classiques.</text:p>
      <text:p text:style-name="P1"/>
      <text:p text:style-name="P1">Cuisine passion « Show devant »!</text:p>
      <text:p text:style-name="P1"/>
      <text:p text:style-name="P1">Sur la plaque à -30° la base qui est un mélange de lait, de sucre se fige instantanément et avec l’aide de spatules les icerollers vont racler la crème glacée pour former des petits rouleaux. Au bout d’une minutes la glace est transformée de manière instantané devant les convives.</text:p>
      <text:p text:style-name="P1"/>
      <text:p text:style-name="P1">Un véritable «spectacle» pour une glace « originale ».</text:p>
      <text:p text:style-name="P1"/>
      <text:p text:style-name="P1">Quand dans une glace il n’y a que des fruits et des produits naturels frais, il ne faut vraiment pas se priver.</text:p>
      <text:p text:style-name="P1"/>
      <text:p text:style-name="P1">C’est une gourmandise rafraichissante qui satisferont les palai<text:span text:style-name="T1">s et pupille des petits et grands, « Un vrai régal »</text:span></text:p>
      <text:p text:style-name="P1"/>
      <text:p text:style-name="P2">Pour les personnes intolérentes aux lactoses et les véganes nous proposons des crèmes glacées au lait d’amandes et de coco comme base pour nos recettes.</text:p>
      <text:p text:style-name="P2"/>
      <text:p text:style-name="P2"/>
      <text:p text:style-name="P3">Nos cartes évoluent au fil des saisons.</text:p>
      <text:p text:style-name="P3"/>
      <text:p text:style-name="P3">Salées :</text:p>
      <text:p text:style-name="P3">- Tomate &gt; basilic</text:p>
      <text:p text:style-name="P3">- Carotte &gt; orange</text:p>
      <text:p text:style-name="P3">- Avocat &gt; citron vert</text:p>
      <text:p text:style-name="P3">- Courgette &gt; menthe</text:p>
      <text:p text:style-name="P3">- Poivrons &gt; framboise</text:p>
      <text:p text:style-name="P3">- Potiron &gt; coco, cannelle</text:p>
      <text:p text:style-name="P3"/>
      <text:p text:style-name="P3">Sucrées :</text:p>
      <text:p text:style-name="P3">- Framboise</text:p>
      <text:p text:style-name="P3">- Fraise</text:p>
      <text:p text:style-name="P3">- Mangue</text:p>
      <text:p text:style-name="P3">- Vanille</text:p>
      <text:p text:style-name="P3">- Banana split</text:p>
      <text:p text:style-name="P3">- Melon</text:p>
      <text:p text:style-name="P3">- Chocolat</text:p>
      <text:p text:style-name="P3">- Café</text:p>
      <text:p text:style-name="P3">- Caramel</text:p>
      <text:p text:style-name="P3">- Poire</text:p>
      <text:p text:style-name="P3">- Pomme</text:p>
      <text:p text:style-name="P3">- Fruit de la passion</text:p>
      <text:p text:style-name="P3">- Gingembre</text:p>
      <text:p text:style-name="P3">- Pêche</text:p>
      <text:p text:style-name="P3">- Kiwi</text:p>
      <text:p text:style-name="P3"/>
      <text:p text:style-name="P3"><text:soft-page-break/></text:p>
      <text:p text:style-name="P3"/>
      <text:p text:style-name="P3">Cocktail :</text:p>
      <text:p text:style-name="P3">- Mojito : menthe, citron vert, rhum</text:p>
      <text:p text:style-name="P3">- Punch Tropical : <text:span text:style-name="T2">m</text:span>angue, ananas, rhum</text:p>
      <text:p text:style-name="P3">- <text:span text:style-name="T2">Limon colada : limoncello, citron, noix de coco</text:span></text:p>
      <text:p text:style-name="P3">- <text:span text:style-name="T2">Sex on the beach : ananas, framboise, grenade, rhum</text:span></text:p>
      <text:p text:style-name="P3">- <text:span text:style-name="T2">Tempête tropicale : fruit de la passion, piment, vanille, rhum blanc</text:span></text:p>
      <text:p text:style-name="P3">- <text:span text:style-name="T2">Caipiriniha : citron vert, menthe, sucre brun, cachaça</text:span></text:p>
      <text:p text:style-name="P3"/>
      <text:p text:style-name="P4">Tous nos produits sont frais sans arômes ni conservateurs, certains de la région et d’autres exotiques sélectionnés rigoureusement.</text:p>
      <text:p text:style-name="P3"/>
      <text:p text:style-name="P3"/>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3T11:24:35.598325164</meta:creation-date>
    <dc:date>2018-08-13T11:53:26.255156226</dc:date>
    <meta:editing-duration>PT7M47S</meta:editing-duration>
    <meta:editing-cycles>6</meta:editing-cycles>
    <meta:generator>LibreOffice/5.4.4.2$MacOSX_X86_64 LibreOffice_project/2524958677847fb3bb44820e40380acbe820f960</meta:generator>
    <meta:document-statistic meta:table-count="0" meta:image-count="0" meta:object-count="0" meta:page-count="2" meta:paragraph-count="41" meta:word-count="325" meta:character-count="1799" meta:non-whitespace-character-count="1515"/>
  </office:meta>
</office:document-meta>
</file>